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4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6" style:family="graphic" style:parent-style-name="standard">
      <style:graphic-properties draw:textarea-horizontal-align="justify" draw:textarea-vertical-align="middle" draw:auto-grow-height="false" fo:min-height="2.036cm" fo:min-width="8.644cm"/>
    </style:style>
    <style:style style:name="gr37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40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2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5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6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7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8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49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50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4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6" style:family="graphic" style:parent-style-name="standard">
      <style:graphic-properties draw:textarea-horizontal-align="justify" draw:textarea-vertical-align="middle" draw:auto-grow-height="false" fo:min-height="2.538cm" fo:min-width="7.12cm"/>
    </style:style>
    <style:style style:name="gr57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61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63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4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6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7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8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69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71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72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73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74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5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6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77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78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9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80" style:family="graphic" style:parent-style-name="standard">
      <style:graphic-properties draw:textarea-horizontal-align="justify" draw:textarea-vertical-align="middle" draw:auto-grow-height="false" fo:min-height="3.052cm" fo:min-width="1.786cm"/>
    </style:style>
    <style:style style:name="gr81" style:family="graphic" style:parent-style-name="standard">
      <style:graphic-properties draw:textarea-horizontal-align="justify" draw:textarea-vertical-align="middle" draw:auto-grow-height="false" fo:min-height="5.084cm" fo:min-width="3.527cm"/>
    </style:style>
    <style:style style:name="gr82" style:family="graphic" style:parent-style-name="standard">
      <style:graphic-properties draw:textarea-horizontal-align="justify" draw:textarea-vertical-align="middle" draw:auto-grow-height="false" fo:min-height="5.084cm" fo:min-width="3.532cm"/>
    </style:style>
    <style:style style:name="gr83" style:family="graphic" style:parent-style-name="standard">
      <style:graphic-properties draw:textarea-horizontal-align="justify" draw:textarea-vertical-align="middle" draw:auto-grow-height="false" fo:min-height="5.084cm" fo:min-width="6.9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xml:id="id1" draw:id="id1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xml:id="id2" draw:id="id2" draw:layer="layout" svg:width="7.62cm" svg:height="1.016cm" svg:x="19.304cm" svg:y="7.112cm">
          <text:p text:style-name="P2">N User list sender thread</text:p>
        </draw:rect>
        <draw:frame draw:style-name="gr6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7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User List receiver Thread</text:p>
        </draw:rect>
        <draw:line draw:style-name="gr7" draw:text-style-name="P4" draw:layer="layout" svg:x1="23.114cm" svg:y1="8.207cm" svg:x2="23.114cm" svg:y2="13.716cm">
          <text:p/>
        </draw:line>
        <draw:frame draw:style-name="gr10" draw:text-style-name="P5" draw:layer="layout" svg:width="4.572cm" svg:height="1.207cm" svg:x="23.114cm" svg:y="8.673cm">
          <draw:text-box>
            <text:p><text:span text:style-name="T3">Send list to I-esimo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7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1" draw:text-style-name="P4" draw:layer="layout" svg:x1="0cm" svg:y1="17.018cm" svg:x2="6.604cm" svg:y2="17.018cm">
          <text:p/>
        </draw:line>
        <draw:line draw:style-name="gr11" draw:text-style-name="P4" draw:layer="layout" svg:x1="6.604cm" svg:y1="19.304cm" svg:x2="0cm" svg:y2="19.304cm">
          <text:p/>
        </draw:line>
        <draw:line draw:style-name="gr12" draw:text-style-name="P4" draw:layer="layout" svg:x1="0cm" svg:y1="10.668cm" svg:x2="28cm" svg:y2="10.668cm">
          <text:p/>
        </draw:line>
        <draw:line draw:style-name="gr12" draw:text-style-name="P4" draw:layer="layout" svg:x1="0.762cm" svg:y1="10.668cm" svg:x2="0.762cm" svg:y2="21cm">
          <text:p/>
        </draw:line>
        <draw:rect draw:style-name="gr13" draw:text-style-name="P6" draw:layer="layout" svg:width="9.144cm" svg:height="2.794cm" svg:x="18.542cm" svg:y="1.778cm">
          <text:p/>
        </draw:rect>
        <draw:rect draw:style-name="gr13" draw:text-style-name="P6" draw:layer="layout" svg:width="8.89cm" svg:height="4.318cm" svg:x="5.588cm" svg:y="16.002cm">
          <text:p/>
        </draw:rect>
        <draw:line draw:style-name="gr7" draw:text-style-name="P4" draw:layer="layout" svg:x1="13.97cm" svg:y1="18.796cm" svg:x2="19.05cm" svg:y2="17.526cm">
          <text:p/>
        </draw:line>
        <draw:frame draw:style-name="gr14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7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frame draw:style-name="gr15" draw:text-style-name="P8" draw:layer="layout" svg:width="6.858cm" svg:height="0.848cm" svg:x="21.59cm" svg:y="0.93cm">
          <draw:text-box>
            <text:p><text:span text:style-name="T2"><text:s/></text:span><text:span text:style-name="T2">User List</text:span></text:p>
          </draw:text-box>
        </draw:frame>
        <draw:line draw:style-name="gr16" draw:text-style-name="P4" draw:layer="layout" svg:x1="8.382cm" svg:y1="12.192cm" svg:x2="8.382cm" svg:y2="5.588cm">
          <text:p/>
        </draw:line>
        <draw:line draw:style-name="gr16" draw:text-style-name="P4" draw:layer="layout" svg:x1="9.906cm" svg:y1="12.192cm" svg:x2="9.906cm" svg:y2="5.588cm">
          <text:p/>
        </draw:line>
        <draw:line draw:style-name="gr16" draw:text-style-name="P4" draw:layer="layout" svg:x1="12.954cm" svg:y1="5.334cm" svg:x2="18.542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6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7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draw:connector draw:style-name="gr7" draw:text-style-name="P4" draw:layer="layout" svg:x1="23.114cm" svg:y1="3.803cm" svg:x2="23.114cm" svg:y2="7.112cm" draw:start-shape="id1" draw:start-glue-point="2" draw:end-shape="id2" draw:end-glue-point="0" svg:d="M23114 3803v3309" svg:viewBox="0 0 1 3310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0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8" draw:id="id8" draw:layer="layout" svg:width="7.012cm" svg:height="1.715cm" svg:x="3.302cm" svg:y="2.54cm">
          <text:p text:style-name="P2"><text:span text:style-name="T7">Init: user list</text:span></text:p>
        </draw:rect>
        <draw:rect draw:style-name="gr2" draw:text-style-name="P12" xml:id="id3" draw:id="id3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4" draw:id="id4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6" draw:id="id6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7" draw:id="id7" draw:layer="layout" svg:width="2.709cm" svg:height="1.714cm" svg:x="17.987cm" svg:y="17.844cm">
          <text:p text:style-name="P2"><text:span text:style-name="T7">Exit</text:span></text:p>
        </draw:rect>
        <draw:frame draw:style-name="gr21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2" draw:text-style-name="P7" draw:layer="layout" svg:width="4.214cm" svg:height="1.531cm" svg:x="0cm" svg:y="13.709cm">
          <draw:text-box>
            <text:p><text:span text:style-name="T4">Segnale termina</text:span></text:p>
          </draw:text-box>
        </draw:frame>
        <draw:connector draw:style-name="gr7" draw:text-style-name="P4" draw:layer="layout" svg:x1="8.353cm" svg:y1="11.557cm" svg:x2="14.976cm" svg:y2="11.557cm" draw:start-shape="id3" draw:start-glue-point="1" draw:end-shape="id4" draw:end-glue-point="3" svg:d="M8353 11557h6623" svg:viewBox="0 0 6624 1">
          <text:p/>
        </draw:connector>
        <draw:connector draw:style-name="gr7" draw:text-style-name="P4" draw:layer="layout" svg:x1="20.701cm" svg:y1="15.494cm" svg:x2="6.848cm" svg:y2="12.414cm" draw:start-shape="id5" draw:start-glue-point="2" draw:end-shape="id3" svg:d="M20701 15494v501h-13853v-3581" svg:viewBox="0 0 13854 3582">
          <text:p/>
        </draw:connector>
        <draw:connector draw:style-name="gr7" draw:text-style-name="P4" draw:layer="layout" svg:x1="5.343cm" svg:y1="11.557cm" svg:x2="4.44cm" svg:y2="18.701cm" draw:start-shape="id3" draw:start-glue-point="3" draw:end-shape="id6" draw:end-glue-point="3" svg:d="M5343 11557h-1404v7144h501" svg:viewBox="0 0 1405 7145">
          <text:p/>
        </draw:connector>
        <draw:connector draw:style-name="gr7" draw:text-style-name="P4" draw:layer="layout" svg:x1="10.16cm" svg:y1="18.701cm" svg:x2="17.987cm" svg:y2="18.701cm" draw:start-shape="id6" draw:start-glue-point="1" draw:end-shape="id7" draw:end-glue-point="3" svg:d="M10160 18701h7827" svg:viewBox="0 0 7828 1">
          <text:p/>
        </draw:connector>
        <draw:custom-shape draw:style-name="gr23" draw:text-style-name="P2" xml:id="id9" draw:id="id9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808cm" svg:y1="4.255cm" svg:x2="6.858cm" svg:y2="7.874cm" draw:start-shape="id8" draw:start-glue-point="2" draw:end-shape="id9" draw:end-glue-point="0" svg:d="M6808 4255v1810h50v1809" svg:viewBox="0 0 51 3620">
          <text:p/>
        </draw:connector>
        <draw:connector draw:style-name="gr7" draw:text-style-name="P4" draw:layer="layout" svg:x1="6.858cm" svg:y1="9.398cm" svg:x2="6.848cm" svg:y2="10.7cm" draw:start-shape="id9" draw:start-glue-point="2" draw:end-shape="id3" draw:end-glue-point="0" svg:d="M6858 9398v651h-10v651" svg:viewBox="0 0 11 1303">
          <text:p/>
        </draw:connector>
        <draw:custom-shape draw:style-name="gr24" draw:text-style-name="P2" xml:id="id5" draw:id="id5" draw:layer="layout" svg:width="9.906cm" svg:height="1.524cm" svg:x="15.748cm" svg:y="13.97cm">
          <text:p text:style-name="P2">Init/Spawn: i-esimo 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0.696cm" svg:y1="12.414cm" svg:x2="20.701cm" svg:y2="13.97cm" draw:start-shape="id4" draw:start-glue-point="2" draw:end-shape="id5" svg:d="M20696 12414v778h5v778" svg:viewBox="0 0 6 1557">
          <text:p/>
        </draw:connector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11" draw:id="id11" draw:layer="layout" svg:width="6.096cm" svg:height="1.778cm" svg:x="3.302cm" svg:y="4.826cm">
          <text:p text:style-name="P2">Init client metadata</text:p>
        </draw:rect>
        <draw:custom-shape draw:style-name="gr25" draw:text-style-name="P2" xml:id="id10" draw:id="id10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3.667cm" svg:x2="6.35cm" svg:y2="4.826cm" draw:start-shape="id10" draw:start-glue-point="2" draw:end-shape="id11" svg:d="M6350 3667v1159" svg:viewBox="0 0 1 1160">
          <text:p/>
        </draw:connector>
        <draw:custom-shape draw:style-name="gr26" draw:text-style-name="P2" xml:id="id12" draw:id="id12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7" draw:text-style-name="P2" xml:id="id13" draw:id="id13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8.629cm" svg:y1="11.423cm" svg:x2="12.185cm" svg:y2="11.423cm" draw:start-shape="id12" draw:start-glue-point="1" draw:end-shape="id13" draw:end-glue-point="5" svg:d="M8629 11423h3556" svg:viewBox="0 0 3557 1">
          <text:p/>
        </draw:connector>
        <draw:custom-shape draw:style-name="gr28" draw:text-style-name="P2" xml:id="id14" draw:id="id14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41cm" svg:y1="11.423cm" svg:x2="20.066cm" svg:y2="12.7cm" draw:start-shape="id13" draw:start-glue-point="7" draw:end-shape="id14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9" draw:text-style-name="P2" xml:id="id15" draw:id="id15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6.343cm" svg:y1="12.439cm" svg:x2="13.963cm" svg:y2="14.471cm" draw:start-shape="id12" draw:start-glue-point="2" draw:end-shape="id15" draw:end-glue-point="4" svg:d="M6343 12439v1016h7620v1016" svg:viewBox="0 0 7621 2033">
          <text:p/>
        </draw:connector>
        <draw:custom-shape draw:style-name="gr30" draw:text-style-name="P2" xml:id="id16" draw:id="id16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169cm" svg:y1="16.503cm" svg:x2="8.121cm" svg:y2="16.503cm" draw:start-shape="id15" draw:start-glue-point="5" draw:end-shape="id16" draw:end-glue-point="1" svg:d="M11169 16503h-3048" svg:viewBox="0 0 3049 1">
          <text:p/>
        </draw:connector>
        <draw:connector draw:style-name="gr7" draw:text-style-name="P4" draw:layer="layout" svg:x1="3.549cm" svg:y1="16.503cm" svg:x2="4.057cm" svg:y2="11.423cm" draw:start-shape="id16" draw:start-glue-point="3" draw:end-shape="id12" draw:end-glue-point="3" svg:d="M3549 16503h-501v-5080h1009" svg:viewBox="0 0 1010 5081">
          <text:p/>
        </draw:connector>
        <draw:connector draw:style-name="gr7" draw:text-style-name="P4" draw:layer="layout" svg:x1="13.963cm" svg:y1="9.899cm" svg:x2="6.343cm" svg:y2="10.407cm" draw:start-shape="id13" draw:start-glue-point="4" draw:end-shape="id12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31" draw:text-style-name="P2" xml:id="id17" draw:id="id17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606cm" svg:y1="11.938cm" svg:x2="22.606cm" svg:y2="7.874cm" draw:start-shape="id14" draw:start-glue-point="0" draw:end-shape="id17" draw:end-glue-point="2" svg:d="M22606 11938v-4064" svg:viewBox="0 0 1 4065">
          <text:p/>
        </draw:connector>
        <draw:connector draw:style-name="gr7" draw:text-style-name="P4" draw:layer="layout" svg:x1="6.35cm" svg:y1="6.604cm" svg:x2="6.343cm" svg:y2="10.407cm" draw:start-shape="id11" draw:start-glue-point="2" draw:end-shape="id12" draw:end-glue-point="0" svg:d="M6350 6604v1902h-7v1901" svg:viewBox="0 0 8 3804">
          <text:p/>
        </draw:connector>
        <draw:frame draw:style-name="gr32" draw:text-style-name="P15" draw:layer="layout" svg:width="7.112cm" svg:height="2.384cm" svg:x="19.304cm" svg:y="16.002cm">
          <draw:text-box>
            <text:p>Ricordare sincronizzazione con user list sender thread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3" draw:text-style-name="P14" draw:layer="layout" svg:width="9.906cm" svg:height="1.673cm" svg:x="9.398cm" svg:y="1.016cm">
          <draw:text-box>
            <text:p><text:span text:style-name="T8">I-esimo user list sender thread</text:span></text:p>
          </draw:text-box>
        </draw:frame>
        <draw:custom-shape draw:style-name="gr34" draw:text-style-name="P2" xml:id="id18" draw:id="id18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5" draw:text-style-name="P2" xml:id="id19" draw:id="id19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5.08cm" svg:x2="5.08cm" svg:y2="7.112cm" draw:start-shape="id18" draw:start-glue-point="2" draw:end-shape="id19" draw:end-glue-point="0" svg:d="M5080 5080v2032" svg:viewBox="0 0 1 2033">
          <text:p/>
        </draw:connector>
        <draw:custom-shape draw:style-name="gr36" draw:text-style-name="P2" xml:id="id21" draw:id="id21" draw:layer="layout" svg:width="9.144cm" svg:height="2.286cm" svg:x="16.002cm" svg:y="11.176cm">
          <text:p text:style-name="P2">Invio dati</text:p>
          <text:p text:style-name="P2">slot modificato a</text:p>
          <text:p text:style-name="P2">i-esimo receiver thread client</text:p>
          <draw:enhanced-geometry svg:viewBox="0 0 21600 21600" draw:type="rectangle" draw:enhanced-path="M 0 0 L 21600 0 21600 21600 0 21600 0 0 Z N"/>
        </draw:custom-shape>
        <draw:custom-shape draw:style-name="gr37" draw:text-style-name="P2" xml:id="id20" draw:id="id20" draw:layer="layout" svg:width="7.62cm" svg:height="2.794cm" svg:x="1.27cm" svg:y="10.922cm">
          <text:p text:style-name="P2">Individua slot modificato</text:p>
          <text:p text:style-name="P2">(ricorda sincronizzazione)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8.89cm" svg:x2="5.08cm" svg:y2="10.922cm" draw:start-shape="id19" draw:start-glue-point="2" draw:end-shape="id20" draw:end-glue-point="0" svg:d="M5080 8890v2032" svg:viewBox="0 0 1 2033">
          <text:p/>
        </draw:connector>
        <draw:connector draw:style-name="gr7" draw:text-style-name="P4" draw:layer="layout" svg:x1="8.89cm" svg:y1="12.319cm" svg:x2="16.002cm" svg:y2="12.319cm" draw:start-shape="id20" draw:start-glue-point="1" draw:end-shape="id21" draw:end-glue-point="3" svg:d="M8890 12319h7112" svg:viewBox="0 0 7113 1">
          <text:p/>
        </draw:connector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8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9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604cm" svg:height="1.404cm" svg:x="1.254cm" svg:y="2.286cm">
          <text:p text:style-name="P2">Init: user list</text:p>
          <text:p text:style-name="P2">Init: buffer ricezione</text:p>
        </draw:rect>
        <draw:rect draw:style-name="gr2" draw:text-style-name="P2" draw:layer="layout" svg:width="11.176cm" svg:height="1.105cm" svg:x="0.254cm" svg:y="4.881cm">
          <text:p text:style-name="P2">Init/spawn: user li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2" draw:id="id32" draw:layer="layout" svg:width="4.804cm" svg:height="1.993cm" svg:x="0.508cm" svg:y="12.693cm">
          <text:p text:style-name="P2">Connect process</text:p>
          <text:p text:style-name="P2">to server</text:p>
        </draw:rect>
        <draw:line draw:style-name="gr7" draw:text-style-name="P4" draw:layer="layout" svg:x1="4.03cm" svg:y1="3.689cm" svg:x2="4.03cm" svg:y2="4.839cm">
          <text:p/>
        </draw:line>
        <draw:line draw:style-name="gr7" draw:text-style-name="P4" draw:layer="layout" svg:x1="4.03cm" svg:y1="5.987cm" svg:x2="4.03cm" svg:y2="7.137cm">
          <text:p/>
        </draw:line>
        <draw:line draw:style-name="gr7" draw:text-style-name="P4" draw:layer="layout" svg:x1="4.03cm" svg:y1="8.286cm" svg:x2="4.03cm" svg:y2="9.436cm">
          <text:p/>
        </draw:line>
        <draw:line draw:style-name="gr7" draw:text-style-name="P4" draw:layer="layout" svg:x1="4.03cm" svg:y1="10.585cm" svg:x2="4.03cm" svg:y2="12.692cm">
          <text:p/>
        </draw:line>
        <draw:rect draw:style-name="gr2" draw:text-style-name="P2" xml:id="id24" draw:id="id24" draw:layer="layout" svg:width="5.473cm" svg:height="0.97cm" svg:x="8.382cm" svg:y="8.428cm">
          <text:p text:style-name="P2">Connesso al server</text:p>
        </draw:rect>
        <draw:custom-shape draw:style-name="gr40" draw:text-style-name="P2" xml:id="id22" draw:id="id22" draw:layer="layout" svg:width="3.417cm" svg:height="3.048cm" svg:x="8.013cm" svg:y="12.192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2" draw:text-style-name="P2" xml:id="id23" draw:id="id23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7" draw:text-style-name="P4" draw:layer="layout" svg:x1="9.722cm" svg:y1="15.24cm" svg:x2="9.041cm" svg:y2="18.484cm" draw:start-shape="id22" draw:start-glue-point="6" draw:end-shape="id23" draw:end-glue-point="3" svg:d="M9722 15240v1213h-1195v2031h514" svg:viewBox="0 0 1196 3245">
          <text:p/>
        </draw:connector>
        <draw:frame draw:style-name="gr44" draw:text-style-name="P7" draw:layer="layout" svg:width="2.466cm" svg:height="1.455cm" svg:x="9.722cm" svg:y="15.817cm">
          <draw:text-box>
            <text:p><text:span text:style-name="T4">Tentativi esauriti</text:span></text:p>
          </draw:text-box>
        </draw:frame>
        <draw:custom-shape draw:style-name="gr45" draw:text-style-name="P2" xml:id="id25" draw:id="id25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xml:id="id27" draw:id="id27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1.118cm" svg:y1="8.428cm" svg:x2="14.073cm" svg:y2="5.334cm" draw:start-shape="id24" draw:start-glue-point="0" draw:end-shape="id25" draw:end-glue-point="6" svg:d="M11118 8428v-1547h2955v-1547" svg:viewBox="0 0 2956 3095">
          <text:p/>
        </draw:connector>
        <draw:custom-shape draw:style-name="gr46" draw:text-style-name="P2" xml:id="id26" draw:id="id26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256cm" svg:y1="3.575cm" svg:x2="17.545cm" svg:y2="2.344cm" draw:start-shape="id25" draw:start-glue-point="7" draw:end-shape="id26" draw:end-glue-point="3" svg:d="M16256 3575h645v-1231h644" svg:viewBox="0 0 1290 1232">
          <text:p/>
        </draw:connector>
        <draw:custom-shape draw:style-name="gr47" draw:text-style-name="P2" xml:id="id28" draw:id="id28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8" draw:text-style-name="P2" xml:id="id34" draw:id="id34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855cm" svg:y1="8.913cm" svg:x2="14.913cm" svg:y2="6.828cm" draw:start-shape="id24" draw:start-glue-point="1" draw:end-shape="id27" draw:end-glue-point="5" svg:d="M13855 8913h529v-2085h529" svg:viewBox="0 0 1059 2086">
          <text:p/>
        </draw:connector>
        <draw:connector draw:style-name="gr7" draw:text-style-name="P4" draw:layer="layout" svg:x1="19.279cm" svg:y1="6.828cm" svg:x2="19.812cm" svg:y2="5.139cm" draw:start-shape="id27" draw:start-glue-point="7" draw:end-shape="id28" draw:end-glue-point="3" svg:d="M19279 6828h230v-1689h303" svg:viewBox="0 0 534 1690">
          <text:p/>
        </draw:connector>
        <draw:custom-shape draw:style-name="gr49" draw:text-style-name="P2" xml:id="id29" draw:id="id29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86cm" svg:y1="2.344cm" svg:x2="25.945cm" svg:y2="9.591cm" draw:start-shape="id26" draw:start-glue-point="1" draw:end-shape="id29" draw:end-glue-point="1" svg:d="M22860 2344h3585v7247h-500" svg:viewBox="0 0 3586 7248">
          <text:p/>
        </draw:connector>
        <draw:connector draw:style-name="gr7" draw:text-style-name="P4" draw:layer="layout" svg:x1="22.86cm" svg:y1="5.96cm" svg:x2="22.944cm" svg:y2="8.89cm" draw:start-shape="id28" draw:start-glue-point="2" draw:end-shape="id29" draw:end-glue-point="0" svg:d="M22860 5960v1465h84v1465" svg:viewBox="0 0 85 2931">
          <text:p/>
        </draw:connector>
        <draw:rect draw:style-name="gr13" draw:text-style-name="P6" xml:id="id31" draw:id="id31" draw:layer="layout" svg:width="7.366cm" svg:height="2.794cm" svg:x="19.558cm" svg:y="8.128cm">
          <text:p/>
        </draw:rect>
        <draw:custom-shape draw:style-name="gr50" draw:text-style-name="P16" xml:id="id30" draw:id="id30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2.944cm" svg:y1="10.293cm" svg:x2="22.915cm" svg:y2="12.023cm" draw:start-shape="id29" draw:start-glue-point="2" draw:end-shape="id30" draw:end-glue-point="4" svg:d="M22944 10293v864h-29v866" svg:viewBox="0 0 30 1731">
          <text:p/>
        </draw:connector>
        <draw:connector draw:style-name="gr7" draw:text-style-name="P4" draw:layer="layout" svg:x1="20.175cm" svg:y1="13.378cm" svg:x2="19.558cm" svg:y2="9.525cm" draw:start-shape="id30" draw:start-glue-point="5" draw:end-shape="id31" draw:end-glue-point="3" svg:d="M20175 13378h-1144v-3853h527" svg:viewBox="0 0 1145 3854">
          <text:p/>
        </draw:connector>
        <draw:frame draw:style-name="gr51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7" draw:text-style-name="P4" draw:layer="layout" draw:line-skew="0cm 1.273cm" svg:x1="22.915cm" svg:y1="14.732cm" svg:x2="13.855cm" svg:y2="8.913cm" draw:start-shape="id30" draw:start-glue-point="6" draw:end-shape="id24" draw:end-glue-point="1" svg:d="M22915 14732v501h-4627v-6320h-4433" svg:viewBox="0 0 9061 6321">
          <text:p/>
        </draw:connector>
        <draw:frame draw:style-name="gr41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7" draw:text-style-name="P4" xml:id="id35" draw:id="id35" draw:layer="layout" svg:x1="9.722cm" svg:y1="12.192cm" svg:x2="11.118cm" svg:y2="9.398cm" draw:start-shape="id22" draw:start-glue-point="4" svg:d="M9722 12192v-1647h1396v-1147" svg:viewBox="0 0 1397 2795">
          <text:p/>
        </draw:connector>
        <draw:connector draw:style-name="gr52" draw:text-style-name="P4" draw:layer="layout" draw:type="lines" svg:x1="5.312cm" svg:y1="13.689cm" svg:x2="8.013cm" svg:y2="13.716cm" draw:start-shape="id32" draw:start-glue-point="1" draw:end-shape="id22" draw:end-glue-point="5" svg:d="M5312 13689h501l1698 27h502" svg:viewBox="0 0 2702 28">
          <text:p/>
        </draw:connector>
        <draw:custom-shape draw:style-name="gr53" draw:text-style-name="P2" xml:id="id33" draw:id="id33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978cm" svg:y1="16.51cm" svg:x2="17.272cm" svg:y2="18.76cm" draw:start-shape="id33" draw:start-glue-point="6" draw:end-shape="id34" draw:end-glue-point="1" svg:d="M14978 16510v600h2794v1650h-500" svg:viewBox="0 0 2795 2251">
          <text:p/>
        </draw:connector>
        <draw:connector draw:style-name="gr7" draw:text-style-name="P4" draw:layer="layout" svg:x1="12.767cm" svg:y1="18.76cm" svg:x2="10.704cm" svg:y2="18.484cm" draw:start-shape="id34" draw:start-glue-point="3" draw:end-shape="id23" draw:end-glue-point="1" svg:d="M12767 18760h-1026v-276h-1037" svg:viewBox="0 0 2064 277">
          <text:p/>
        </draw:connector>
        <draw:connector draw:style-name="gr7" draw:text-style-name="P4" draw:layer="layout" svg:x1="11.118cm" svg:y1="9.398cm" svg:x2="14.978cm" svg:y2="12.954cm" draw:start-shape="id35" draw:start-glue-point="3" draw:end-shape="id33" draw:end-glue-point="4" svg:d="M11118 9398h3860v3556" svg:viewBox="0 0 3861 3557">
          <text:p/>
        </draw:connector>
        <draw:connector draw:style-name="gr7" draw:text-style-name="P4" draw:layer="layout" draw:line-skew="2.963cm 1.516cm" svg:x1="12.184cm" svg:y1="14.732cm" svg:x2="11.118cm" svg:y2="9.398cm" draw:start-shape="id33" draw:start-glue-point="5" draw:end-shape="id35" draw:end-glue-point="3" svg:d="M12184 14732v-4318h-1066v-1016" svg:viewBox="0 0 1067 5335">
          <text:p/>
        </draw:connector>
        <draw:frame draw:style-name="gr51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8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3" draw:text-style-name="P14" draw:layer="layout" svg:width="10.623cm" svg:height="1.673cm" svg:x="8.935cm" svg:y="0.509cm">
          <draw:text-box>
            <text:p><text:span text:style-name="T8">Client: user list receiver thread</text:span></text:p>
          </draw:text-box>
        </draw:frame>
        <draw:custom-shape draw:style-name="gr54" draw:text-style-name="P2" xml:id="id36" draw:id="id36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5" draw:text-style-name="P2" xml:id="id37" draw:id="id37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56" draw:text-style-name="P2" xml:id="id38" draw:id="id38" draw:layer="layout" svg:width="7.62cm" svg:height="2.788cm" svg:x="1.524cm" svg:y="10.668cm">
          <text:p text:style-name="P2">Listen per connessione</text:p>
          <text:p text:style-name="P2">Con user list sender thread </text:p>
          <text:p text:style-name="P2">del server </text:p>
          <draw:enhanced-geometry svg:viewBox="0 0 21600 21600" draw:type="rectangle" draw:enhanced-path="M 0 0 L 21600 0 21600 21600 0 21600 0 0 Z N"/>
        </draw:custom-shape>
        <draw:custom-shape draw:style-name="gr57" draw:text-style-name="P2" xml:id="id39" draw:id="id39" draw:layer="layout" svg:width="3.302cm" svg:height="2.794cm" svg:x="12.192cm" svg:y="10.1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2" xml:id="id40" draw:id="id40" draw:layer="layout" svg:width="6.35cm" svg:height="1.778cm" svg:x="12.954cm" svg:y="5.588cm">
          <text:p text:style-name="P2">Connesso al user list</text:p>
          <text:p text:style-name="P2">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334cm" svg:y1="5.08cm" svg:x2="5.334cm" svg:y2="6.858cm" draw:start-shape="id36" draw:start-glue-point="2" draw:end-shape="id37" draw:end-glue-point="0" svg:d="M5334 5080v1778" svg:viewBox="0 0 1 1779">
          <text:p/>
        </draw:connector>
        <draw:connector draw:style-name="gr7" draw:text-style-name="P4" draw:layer="layout" svg:x1="5.334cm" svg:y1="8.89cm" svg:x2="5.334cm" svg:y2="10.668cm" draw:start-shape="id37" draw:start-glue-point="2" draw:end-shape="id38" draw:end-glue-point="0" svg:d="M5334 8890v1778" svg:viewBox="0 0 1 1779">
          <text:p/>
        </draw:connector>
        <draw:connector draw:style-name="gr7" draw:text-style-name="P4" draw:layer="layout" svg:x1="9.144cm" svg:y1="12.062cm" svg:x2="12.192cm" svg:y2="11.557cm" draw:start-shape="id38" draw:start-glue-point="1" draw:end-shape="id39" draw:end-glue-point="5" svg:d="M9144 12062h1524v-505h1524" svg:viewBox="0 0 3049 506">
          <text:p/>
        </draw:connector>
        <draw:connector draw:style-name="gr7" draw:text-style-name="P4" draw:layer="layout" svg:x1="13.843cm" svg:y1="12.954cm" svg:x2="5.334cm" svg:y2="13.456cm" draw:start-shape="id39" draw:start-glue-point="6" draw:end-shape="id38" draw:end-glue-point="2" svg:d="M13843 12954v1003h-8509v-501" svg:viewBox="0 0 8510 1004">
          <text:p/>
        </draw:connector>
        <draw:connector draw:style-name="gr7" draw:text-style-name="P4" draw:layer="layout" svg:x1="13.843cm" svg:y1="10.16cm" svg:x2="16.129cm" svg:y2="7.366cm" draw:start-shape="id39" draw:start-glue-point="4" draw:end-shape="id40" draw:end-glue-point="2" svg:d="M13843 10160v-1397h2286v-1397" svg:viewBox="0 0 2287 2795">
          <text:p/>
        </draw:connector>
        <draw:frame draw:style-name="gr59" draw:text-style-name="P7" draw:layer="layout" svg:width="1.565cm" svg:height="0.903cm" svg:x="13.843cm" svg:y="13.054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13.843cm" svg:y="9.003cm">
          <draw:text-box>
            <text:p><text:span text:style-name="T4">si</text:span></text:p>
          </draw:text-box>
        </draw:frame>
        <draw:custom-shape draw:style-name="gr60" draw:text-style-name="P2" xml:id="id41" draw:id="id41" draw:layer="layout" svg:width="5.08cm" svg:height="2.794cm" svg:x="19.558cm" svg:y="12.446cm">
          <text:p text:style-name="P2">Ricevuti da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9.304cm" svg:y1="6.477cm" svg:x2="22.098cm" svg:y2="12.446cm" draw:start-shape="id40" draw:start-glue-point="1" draw:end-shape="id41" draw:end-glue-point="4" svg:d="M19304 6477h2794v5969" svg:viewBox="0 0 2795 5970">
          <text:p/>
        </draw:connector>
        <draw:custom-shape draw:style-name="gr61" draw:text-style-name="P2" xml:id="id42" draw:id="id42" draw:layer="layout" svg:width="5.334cm" svg:height="2.032cm" svg:x="21.844cm" svg:y="3.048cm">
          <text:p text:style-name="P2">Aggiorna user list</text:p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1.565cm" svg:height="0.903cm" svg:x="18.542cm" svg:y="13.067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24.13cm" svg:y="12.813cm">
          <draw:text-box>
            <text:p><text:span text:style-name="T4">si</text:span></text:p>
          </draw:text-box>
        </draw:frame>
        <draw:connector draw:style-name="gr7" draw:text-style-name="P4" draw:layer="layout" svg:x1="24.638cm" svg:y1="13.843cm" svg:x2="24.511cm" svg:y2="5.08cm" draw:start-shape="id41" draw:start-glue-point="7" draw:end-shape="id42" draw:end-glue-point="2" svg:d="M24638 13843h502v-5080h-629v-3683" svg:viewBox="0 0 630 8764">
          <text:p/>
        </draw:connector>
        <draw:connector draw:style-name="gr7" draw:text-style-name="P4" draw:layer="layout" svg:x1="19.558cm" svg:y1="13.843cm" svg:x2="16.129cm" svg:y2="7.366cm" draw:start-shape="id41" draw:start-glue-point="5" draw:end-shape="id40" draw:end-glue-point="2" svg:d="M19558 13843h-3429v-6477" svg:viewBox="0 0 3430 6478">
          <text:p/>
        </draw:connector>
        <draw:connector draw:style-name="gr7" draw:text-style-name="P4" draw:layer="layout" svg:x1="24.511cm" svg:y1="3.048cm" svg:x2="16.129cm" svg:y2="5.588cm" draw:start-shape="id42" draw:start-glue-point="0" draw:end-shape="id40" svg:d="M24511 3048v-501h-8382v3041" svg:viewBox="0 0 8383 3042">
          <text:p/>
        </draw:connector>
        <presentation:notes draw:style-name="dp2">
          <draw:page-thumbnail draw:style-name="gr18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8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3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62" draw:text-style-name="P2" xml:id="id43" draw:id="id43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63" draw:text-style-name="P2" xml:id="id44" draw:id="id44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4" draw:text-style-name="P2" xml:id="id45" draw:id="id45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46" draw:id="id46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318cm" svg:x2="5.842cm" svg:y2="11.684cm" draw:start-shape="id43" draw:start-glue-point="2" draw:end-shape="id44" draw:end-glue-point="0" svg:d="M2540 4318v3683h3302v3683" svg:viewBox="0 0 3303 7367">
          <text:p/>
        </draw:connector>
        <draw:connector draw:style-name="gr7" draw:text-style-name="P4" draw:layer="layout" svg:x1="9.144cm" svg:y1="12.573cm" svg:x2="12.192cm" svg:y2="12.573cm" draw:start-shape="id44" draw:start-glue-point="1" draw:end-shape="id45" draw:end-glue-point="5" svg:d="M9144 12573h3048" svg:viewBox="0 0 3049 1">
          <text:p/>
        </draw:connector>
        <draw:connector draw:style-name="gr7" draw:text-style-name="P4" draw:layer="layout" svg:x1="14.605cm" svg:y1="13.97cm" svg:x2="5.842cm" svg:y2="13.462cm" draw:start-shape="id45" draw:start-glue-point="6" draw:end-shape="id44" draw:end-glue-point="2" svg:d="M14605 13970v502h-8763v-1010" svg:viewBox="0 0 8764 1011">
          <text:p/>
        </draw:connector>
        <draw:frame draw:style-name="gr59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6" draw:text-style-name="P2" xml:id="id47" draw:id="id47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1.463cm" svg:y1="8.636cm" svg:x2="21.463cm" svg:y2="10.668cm" draw:start-shape="id46" draw:start-glue-point="2" draw:end-shape="id47" draw:end-glue-point="4" svg:d="M21463 8636v2032" svg:viewBox="0 0 1 2033">
          <text:p/>
        </draw:connector>
        <draw:connector draw:style-name="gr7" draw:text-style-name="P4" draw:layer="layout" svg:x1="24.892cm" svg:y1="12.446cm" svg:x2="23.876cm" svg:y2="7.747cm" draw:start-shape="id47" draw:start-glue-point="7" draw:end-shape="id46" draw:end-glue-point="1" svg:d="M24892 12446h502v-4699h-1518" svg:viewBox="0 0 1519 4700">
          <text:p/>
        </draw:connector>
        <draw:custom-shape draw:style-name="gr67" draw:text-style-name="P2" xml:id="id49" draw:id="id49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8" draw:text-style-name="P2" xml:id="id48" draw:id="id48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1.717cm" svg:y1="4.318cm" svg:x2="21.463cm" svg:y2="6.858cm" draw:start-shape="id48" draw:start-glue-point="2" draw:end-shape="id46" draw:end-glue-point="0" svg:d="M21717 4318v1270h-254v1270" svg:viewBox="0 0 255 2541">
          <text:p/>
        </draw:connector>
        <draw:connector draw:style-name="gr7" draw:text-style-name="P4" draw:layer="layout" svg:x1="21.463cm" svg:y1="14.224cm" svg:x2="21.463cm" svg:y2="17.018cm" draw:start-shape="id47" draw:start-glue-point="6" draw:end-shape="id49" svg:d="M21463 14224v2794" svg:viewBox="0 0 1 2795">
          <text:p/>
        </draw:connector>
        <draw:frame draw:style-name="gr59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7" draw:text-style-name="P4" draw:layer="layout" svg:x1="17.78cm" svg:y1="18.542cm" svg:x2="5.842cm" svg:y2="13.462cm" draw:start-shape="id49" draw:start-glue-point="3" draw:end-shape="id44" draw:end-glue-point="2" svg:d="M17780 18542h-11938v-5080" svg:viewBox="0 0 11939 5081">
          <text:p/>
        </draw:connector>
        <draw:custom-shape draw:style-name="gr69" draw:text-style-name="P2" xml:id="id50" draw:id="id50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605cm" svg:y1="11.176cm" svg:x2="12.7cm" svg:y2="8.382cm" draw:start-shape="id45" draw:start-glue-point="4" draw:end-shape="id50" draw:end-glue-point="2" svg:d="M14605 11176v-1397h-1905v-1397" svg:viewBox="0 0 1906 2795">
          <text:p/>
        </draw:connector>
        <draw:custom-shape draw:style-name="gr70" draw:text-style-name="P2" xml:id="id51" draw:id="id51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27cm" svg:y1="3.705cm" svg:x2="17.78cm" svg:y2="3.175cm" draw:start-shape="id51" draw:start-glue-point="7" draw:end-shape="id48" draw:end-glue-point="3" svg:d="M14270 3705h1756v-530h1754" svg:viewBox="0 0 3511 531">
          <text:p/>
        </draw:connector>
        <draw:connector draw:style-name="gr7" draw:text-style-name="P4" draw:layer="layout" svg:x1="12.7cm" svg:y1="6.858cm" svg:x2="12.365cm" svg:y2="5.229cm" draw:start-shape="id50" draw:start-glue-point="0" draw:end-shape="id51" draw:end-glue-point="6" svg:d="M12700 6858v-814h-335v-815" svg:viewBox="0 0 336 1630">
          <text:p/>
        </draw:connector>
        <draw:connector draw:style-name="gr7" draw:text-style-name="P4" draw:layer="layout" svg:x1="10.46cm" svg:y1="3.705cm" svg:x2="5.842cm" svg:y2="11.684cm" draw:start-shape="id51" draw:start-glue-point="5" draw:end-shape="id44" draw:end-glue-point="0" svg:d="M10460 3705h-4618v7979" svg:viewBox="0 0 4619 7980">
          <text:p/>
        </draw:connector>
        <draw:frame draw:style-name="gr59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8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3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4" draw:text-style-name="P2" xml:id="id52" draw:id="id52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1" draw:text-style-name="P2" xml:id="id53" draw:id="id53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71" draw:text-style-name="P2" xml:id="id54" draw:id="id54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72" draw:text-style-name="P2" xml:id="id55" draw:id="id55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4" draw:text-style-name="P2" xml:id="id56" draw:id="id56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57" draw:id="id57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318cm" svg:y1="5.334cm" svg:x2="4.318cm" svg:y2="7.62cm" draw:start-shape="id52" draw:start-glue-point="2" draw:end-shape="id53" draw:end-glue-point="0" svg:d="M4318 5334v2286" svg:viewBox="0 0 1 2287">
          <text:p/>
        </draw:connector>
        <draw:connector draw:style-name="gr7" draw:text-style-name="P4" draw:layer="layout" svg:x1="4.318cm" svg:y1="9.398cm" svg:x2="4.318cm" svg:y2="12.7cm" draw:start-shape="id53" draw:start-glue-point="2" draw:end-shape="id54" draw:end-glue-point="0" svg:d="M4318 9398v3302" svg:viewBox="0 0 1 3303">
          <text:p/>
        </draw:connector>
        <draw:connector draw:style-name="gr7" draw:text-style-name="P4" draw:layer="layout" svg:x1="7.366cm" svg:y1="13.589cm" svg:x2="9.906cm" svg:y2="13.589cm" draw:start-shape="id54" draw:start-glue-point="1" draw:end-shape="id55" draw:end-glue-point="3" svg:d="M7366 13589h2540" svg:viewBox="0 0 2541 1">
          <text:p/>
        </draw:connector>
        <draw:connector draw:style-name="gr7" draw:text-style-name="P4" draw:layer="layout" svg:x1="13.589cm" svg:y1="12.7cm" svg:x2="13.589cm" svg:y2="8.382cm" draw:start-shape="id55" draw:start-glue-point="0" draw:end-shape="id56" draw:end-glue-point="6" svg:d="M13589 12700v-4318" svg:viewBox="0 0 1 4319">
          <text:p/>
        </draw:connector>
        <draw:connector draw:style-name="gr7" draw:text-style-name="P4" draw:layer="layout" svg:x1="13.589cm" svg:y1="5.588cm" svg:x2="20.574cm" svg:y2="2.794cm" draw:start-shape="id56" draw:start-glue-point="4" draw:end-shape="id57" draw:end-glue-point="3" svg:d="M13589 5588v-2794h6985" svg:viewBox="0 0 6986 2795">
          <text:p/>
        </draw:connector>
        <draw:custom-shape draw:style-name="gr73" draw:text-style-name="P2" xml:id="id58" draw:id="id58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002cm" svg:y1="6.985cm" svg:x2="19.05cm" svg:y2="17.145cm" draw:start-shape="id56" draw:start-glue-point="7" draw:end-shape="id58" draw:end-glue-point="3" svg:d="M16002 6985h1525v10160h1523" svg:viewBox="0 0 3049 10161">
          <text:p/>
        </draw:connector>
        <draw:frame draw:style-name="gr59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74" draw:text-style-name="P2" xml:id="id59" draw:id="id59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3.622cm" svg:y1="3.81cm" svg:x2="23.622cm" svg:y2="5.334cm" draw:start-shape="id57" draw:start-glue-point="2" draw:end-shape="id59" draw:end-glue-point="4" svg:d="M23622 3810v1524" svg:viewBox="0 0 1 1525">
          <text:p/>
        </draw:connector>
        <draw:connector draw:style-name="gr7" draw:text-style-name="P4" draw:layer="layout" svg:x1="23.622cm" svg:y1="8.89cm" svg:x2="23.114cm" svg:y2="16.256cm" draw:start-shape="id59" draw:start-glue-point="6" draw:end-shape="id58" svg:d="M23622 8890v3684h-508v3682" svg:viewBox="0 0 509 7367">
          <text:p/>
        </draw:connector>
        <draw:frame draw:style-name="gr59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7" draw:text-style-name="P4" draw:layer="layout" svg:x1="26.162cm" svg:y1="7.112cm" svg:x2="26.67cm" svg:y2="2.794cm" draw:start-shape="id59" draw:start-glue-point="7" draw:end-shape="id57" draw:end-glue-point="1" svg:d="M26162 7112h1009v-4318h-501" svg:viewBox="0 0 1010 4319">
          <text:p/>
        </draw:connector>
        <draw:frame draw:style-name="gr59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3" draw:text-style-name="P14" draw:layer="layout" svg:width="8.081cm" svg:height="1.673cm" svg:x="9.953cm" svg:y="0.51cm">
          <draw:text-box>
            <text:p><text:span text:style-name="T8">Server: User List</text:span></text:p>
          </draw:text-box>
        </draw:frame>
        <draw:custom-shape draw:style-name="gr75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0" draw:id="id60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xml:id="id62" draw:id="id62" draw:layer="layout" svg:width="4.064cm" svg:height="3.302cm" svg:x="4.318cm" svg:y="7.874cm">
          <text:p text:style-name="P2">Listen thread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.302cm" svg:height="3.302cm" svg:x="12.7cm" svg:y="7.874cm">
          <text:p text:style-name="P2">Flag</text:p>
          <text:p text:style-name="P2">availability</text:p>
          <draw:enhanced-geometry svg:viewBox="0 0 21600 21600" draw:type="rectangle" draw:enhanced-path="M 0 0 L 21600 0 21600 21600 0 21600 0 0 Z N"/>
        </draw:custom-shape>
        <draw:custom-shape draw:style-name="gr78" draw:text-style-name="P2" xml:id="id61" draw:id="id61" draw:layer="layout" svg:width="1.778cm" svg:height="3.302cm" svg:x="2.54cm" svg:y="7.874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826cm" svg:x2="2.54cm" svg:y2="9.525cm" draw:start-shape="id60" draw:start-glue-point="3" draw:end-shape="id61" draw:end-glue-point="3" svg:d="M2540 4826h-512v4699h512" svg:viewBox="0 0 513 4700">
          <text:p/>
        </draw:connector>
        <draw:custom-shape draw:style-name="gr79" draw:text-style-name="P2" xml:id="id64" draw:id="id64" draw:layer="layout" svg:width="4.318cm" svg:height="3.302cm" svg:x="8.382cm" svg:y="7.874cm">
          <text:p text:style-name="P2">User list</text:p>
          <text:p text:style-name="P2">receiver thread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4.064cm" svg:height="3.302cm" svg:x="4.826cm" svg:y="13.716cm">
          <text:p text:style-name="P2">address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80" draw:text-style-name="P2" xml:id="id63" draw:id="id63" draw:layer="layout" svg:width="2.286cm" svg:height="3.302cm" svg:x="2.54cm" svg:y="13.716cm">
          <text:p text:style-name="P2">Socket</text:p>
          <text:p text:style-name="P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11.176cm" svg:x2="2.54cm" svg:y2="15.367cm" draw:start-shape="id62" draw:start-glue-point="2" draw:end-shape="id63" draw:end-glue-point="3" svg:d="M6350 11176v1270h-4311v2921h501" svg:viewBox="0 0 4312 4192">
          <text:p/>
        </draw:connector>
        <draw:custom-shape draw:style-name="gr76" draw:text-style-name="P2" draw:layer="layout" svg:width="4.064cm" svg:height="3.302cm" svg:x="14.224cm" svg:y="13.716cm">
          <text:p text:style-name="P2">address</text:p>
          <text:p text:style-name="P2"><text:s/>struct</text:p>
          <draw:enhanced-geometry svg:viewBox="0 0 21600 21600" draw:type="rectangle" draw:enhanced-path="M 0 0 L 21600 0 21600 21600 0 21600 0 0 Z N"/>
        </draw:custom-shape>
        <draw:custom-shape draw:style-name="gr80" draw:text-style-name="P2" xml:id="id65" draw:id="id65" draw:layer="layout" svg:width="2.286cm" svg:height="3.302cm" svg:x="11.938cm" svg:y="13.716cm">
          <text:p text:style-name="P2">Socket</text:p>
          <text:p text:style-name="P2"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41cm" svg:y1="11.176cm" svg:x2="11.938cm" svg:y2="15.367cm" draw:start-shape="id64" draw:start-glue-point="2" draw:end-shape="id65" draw:end-glue-point="3" svg:d="M10541 11176v4191h1397" svg:viewBox="0 0 1398 4192">
          <text:p/>
        </draw:connector>
        <presentation:notes draw:style-name="dp2">
          <draw:page-thumbnail draw:style-name="gr18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8" draw:text-style-name="P10" draw:layer="layout" svg:width="4.437cm" svg:height="1.585cm" svg:x="1.09cm" svg:y="0.512cm">
          <draw:text-box>
            <text:p><text:span text:style-name="T5">Lato client</text:span></text:p>
          </draw:text-box>
        </draw:frame>
        <draw:frame draw:style-name="gr33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5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6" draw:id="id66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xml:id="id68" draw:id="id68" draw:layer="layout" svg:width="4.064cm" svg:height="3.302cm" svg:x="4.318cm" svg:y="7.875cm">
          <text:p text:style-name="P2"><text:span text:style-name="T7">Listen thread</text:span></text:p>
          <text:p text:style-name="P2"><text:span text:style-name="T7"><text:s/></text:span><text:span text:style-name="T7">struct</text:span></text:p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3.302cm" svg:height="3.302cm" svg:x="8.382cm" svg:y="7.875cm">
          <text:p text:style-name="P2"><text:span text:style-name="T7">Flag</text:span></text:p>
          <text:p text:style-name="P2"><text:span text:style-name="T7">availability</text:span></text:p>
          <draw:enhanced-geometry svg:viewBox="0 0 21600 21600" draw:type="rectangle" draw:enhanced-path="M 0 0 L 21600 0 21600 21600 0 21600 0 0 Z N"/>
        </draw:custom-shape>
        <draw:custom-shape draw:style-name="gr78" draw:text-style-name="P12" xml:id="id67" draw:id="id67" draw:layer="layout" svg:width="1.778cm" svg:height="3.302cm" svg:x="2.54cm" svg:y="7.875cm">
          <text:p text:style-name="P2"><text:span text:style-name="T7">Nome</text:span></text:p>
          <text:p text:style-name="P2"><text:span text:style-name="T7">utent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827cm" svg:x2="2.54cm" svg:y2="9.526cm" draw:start-shape="id66" draw:start-glue-point="3" draw:end-shape="id67" draw:end-glue-point="3" svg:d="M2540 4827h-512v4699h512" svg:viewBox="0 0 513 4700">
          <text:p/>
        </draw:connector>
        <draw:custom-shape draw:style-name="gr76" draw:text-style-name="P12" draw:layer="layout" svg:width="4.064cm" svg:height="3.302cm" svg:x="4.826cm" svg:y="13.717cm">
          <text:p text:style-name="P2"><text:span text:style-name="T7">address</text:span></text:p>
          <text:p text:style-name="P2"><text:span text:style-name="T7"><text:s/></text:span><text:span text:style-name="T7">struct</text:span></text:p>
          <draw:enhanced-geometry svg:viewBox="0 0 21600 21600" draw:type="rectangle" draw:enhanced-path="M 0 0 L 21600 0 21600 21600 0 21600 0 0 Z N"/>
        </draw:custom-shape>
        <draw:custom-shape draw:style-name="gr80" draw:text-style-name="P12" xml:id="id69" draw:id="id69" draw:layer="layout" svg:width="2.286cm" svg:height="3.302cm" svg:x="2.54cm" svg:y="13.717cm">
          <text:p text:style-name="P2"><text:span text:style-name="T7">Socket</text:span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11.177cm" svg:x2="2.54cm" svg:y2="15.368cm" draw:start-shape="id68" draw:start-glue-point="2" draw:end-shape="id69" draw:end-glue-point="3" svg:d="M6350 11177v1270h-4311v2921h501" svg:viewBox="0 0 4312 4192">
          <text:p/>
        </draw:connector>
        <presentation:notes draw:style-name="dp2">
          <draw:page-thumbnail draw:style-name="gr18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81" draw:text-style-name="P12" draw:layer="layout" svg:width="4.027cm" svg:height="5.334cm" svg:x="4.064cm" svg:y="5.334cm">
          <text:p text:style-name="P2"><text:span text:style-name="T7">Nome</text:span></text:p>
          <text:p text:style-name="P2"><text:span text:style-name="T7">utente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4.032cm" svg:height="5.334cm" svg:x="15.526cm" svg:y="5.334cm">
          <text:p text:style-name="P2"><text:span text:style-name="T7">Indice</text:span></text:p>
          <text:p text:style-name="P2"><text:span text:style-name="T7">In user</text:span></text:p>
          <text:p text:style-name="P2"><text:span text:style-name="T7">list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5.514cm" svg:height="1.673cm" svg:x="1.09cm" svg:y="0.512cm">
          <draw:text-box>
            <text:p><text:span text:style-name="T5">Lato server/client</text:span></text:p>
          </draw:text-box>
        </draw:frame>
        <draw:frame draw:style-name="gr33" draw:text-style-name="P11" draw:layer="layout" svg:width="9.859cm" svg:height="1.673cm" svg:x="9.953cm" svg:y="0.51cm">
          <draw:text-box>
            <text:p><text:span text:style-name="T6">Server/Client: user list sender/receiver buffer</text:span></text:p>
          </draw:text-box>
        </draw:frame>
        <draw:custom-shape draw:style-name="gr83" draw:text-style-name="P12" draw:layer="layout" svg:width="7.435cm" svg:height="5.334cm" svg:x="8.091cm" svg:y="5.334cm">
          <text:p text:style-name="P2"><text:span text:style-name="T7">Listen thread</text:span></text:p>
          <text:p text:style-name="P2"><text:span text:style-name="T7"><text:s/></text:span><text:span text:style-name="T7">struct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4.032cm" svg:height="5.334cm" svg:x="19.59cm" svg:y="5.334cm">
          <text:p text:style-name="P2"><text:span text:style-name="T7">Flag </text:span></text:p>
          <text:p text:style-name="P2"><text:span text:style-name="T7">availabil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4H18M12S</meta:editing-duration>
    <meta:editing-cycles>104</meta:editing-cycles>
    <dc:date>2017-03-08T18:37:37.906590168</dc:date>
    <meta:generator>LibreOffice/5.0.1.2$Linux_X86_64 LibreOffice_project/00m0$Build-2</meta:generator>
    <meta:document-statistic meta:object-count="298"/>
  </office:meta>
</office:document-meta>
</file>